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1.625in"/>
    </style:style>
    <style:style style:name="Table2.D" style:family="table-column">
      <style:table-column-properties style:column-width="1.6243in"/>
    </style:style>
    <style:style style:name="Table2.1" style:family="table-row">
      <style:table-row-properties fo:keep-together="auto"/>
    </style:style>
    <style:style style:name="Table2.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P1" style:family="paragraph" style:parent-style-name="Standard">
      <style:paragraph-properties fo:margin-top="0in" fo:margin-bottom="0.1665in" loext:contextual-spacing="false" fo:line-height="114%" fo:padding="0in" fo:border="none"/>
      <style:text-properties fo:color="#1b1c1d" style:font-name="Google Sans" fo:font-size="16pt" fo:font-style="normal" fo:font-weight="bold" style:font-name-asian="Google Sans1" style:font-size-asian="16pt" style:font-style-asian="normal" style:font-weight-asian="bold" style:font-name-complex="Google Sans1" style:font-size-complex="16pt"/>
    </style:style>
    <style:style style:name="P2" style:family="paragraph" style:parent-style-name="Standard">
      <style:paragraph-properties fo:margin-top="0in" fo:margin-bottom="0.1665in" loext:contextual-spacing="false" fo:line-height="114%" fo:padding="0in" fo:border="none"/>
      <style:text-properties fo:color="#1b1c1d" style:font-name="Google Sans" fo:font-size="15pt" fo:font-style="normal" fo:font-weight="bold" style:font-name-asian="Google Sans1" style:font-size-asian="15pt" style:font-style-asian="normal" style:font-weight-asian="bold" style:font-name-complex="Google Sans1" style:font-size-complex="15pt"/>
    </style:style>
    <style:style style:name="P3" style:family="paragraph" style:parent-style-name="Standard">
      <style:paragraph-properties fo:margin-top="0in" fo:margin-bottom="0.1665in" loext:contextual-spacing="false" fo:line-height="114%" fo:padding="0in" fo:border="none"/>
      <style:text-properties fo:color="#1b1c1d" style:font-name="Google Sans" fo:font-size="12pt" fo:font-style="normal" fo:font-weight="bold" style:font-name-asian="Google Sans1" style:font-size-asian="12pt" style:font-style-asian="normal" style:font-weight-asian="bold" style:font-name-complex="Google Sans1" style:font-size-complex="12pt"/>
    </style:style>
    <style:style style:name="P4" style:family="paragraph" style:parent-style-name="Standard">
      <style:paragraph-properties fo:margin-top="0in" fo:margin-bottom="0.1665in" loext:contextual-spacing="false" fo:line-height="114%" fo:padding="0in" fo:border="none"/>
      <style:text-properties fo:color="#1b1c1d" style:font-name="Google Sans Text" fo:font-size="12pt" fo:font-style="normal" style:font-name-asian="Google Sans Text1" style:font-size-asian="12pt" style:font-style-asian="normal" style:font-name-complex="Google Sans Text1" style:font-size-complex="12pt"/>
    </style:style>
    <style:style style:name="P5" style:family="paragraph" style:parent-style-name="Standard">
      <style:paragraph-properties fo:margin-top="0in" fo:margin-bottom="0.1665in" loext:contextual-spacing="false" fo:line-height="114%" fo:padding="0in" fo:border="none"/>
    </style:style>
    <style:style style:name="P6" style:family="paragraph" style:parent-style-name="Standard" style:master-page-name="Standard">
      <style:paragraph-properties fo:margin-top="0in" fo:margin-bottom="0.1665in" loext:contextual-spacing="false" fo:line-height="114%" style:page-number="1"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7" style:family="paragraph" style:parent-style-name="Standard">
      <style:paragraph-properties fo:margin-top="0.0835in" fo:margin-bottom="0.1665in" loext:contextual-spacing="false" fo:line-height="114%" fo:padding="0in" fo:border="none"/>
    </style:style>
    <style:style style:name="P8" style:family="paragraph" style:parent-style-name="Standard">
      <style:paragraph-properties fo:line-height="114%" fo:padding="0in" fo:border="none"/>
    </style:style>
    <style:style style:name="P9" style:family="paragraph" style:parent-style-name="Standard">
      <style:paragraph-properties fo:margin-top="0in" fo:margin-bottom="0.0835in" loext:contextual-spacing="false" fo:line-height="114%" fo:padding="0in" fo:border="none"/>
    </style:style>
    <style:style style:name="P10"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11" style:family="paragraph" style:parent-style-name="Standard" style:list-style-name="WWNum2">
      <style:paragraph-properties fo:margin-left="0.3228in" fo:margin-right="0in" fo:margin-top="0in" fo:margin-bottom="0in" loext:contextual-spacing="false" fo:line-height="114%" fo:text-indent="-0.25in" style:auto-text-indent="false" fo:padding="0in" fo:border="none"/>
    </style:style>
    <style:style style:name="P12" style:family="paragraph" style:parent-style-name="Standard" style:list-style-name="WWNum3">
      <style:paragraph-properties fo:margin-left="0.3228in" fo:margin-right="0in" fo:margin-top="0in" fo:margin-bottom="0in" loext:contextual-spacing="false" fo:line-height="114%" fo:text-indent="-0.25in" style:auto-text-indent="false" fo:padding="0in" fo:border="none"/>
    </style:style>
    <style:style style:name="P13"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14" style:family="paragraph" style:parent-style-name="Standard" style:list-style-name="WWNum9">
      <style:paragraph-properties fo:margin-left="0.3228in" fo:margin-right="0in" fo:margin-top="0in" fo:margin-bottom="0in" loext:contextual-spacing="false" fo:line-height="114%" fo:text-indent="-0.25in" style:auto-text-indent="false" fo:padding="0in" fo:border="none"/>
    </style:style>
    <style:style style:name="P15" style:family="paragraph" style:parent-style-name="Standard" style:list-style-name="WWNum9">
      <style:paragraph-properties fo:margin-left="0.3228in" fo:margin-right="0in" fo:margin-top="0in" fo:margin-bottom="0in" loext:contextual-spacing="false" fo:line-height="114%" fo:text-indent="-0.25in" style:auto-text-indent="false" fo:padding="0in" fo:border="none"/>
    </style:style>
    <style:style style:name="P16" style:family="paragraph" style:parent-style-name="Standard" style:list-style-name="WWNum10">
      <style:paragraph-properties fo:margin-left="0.3228in" fo:margin-right="0in" fo:margin-top="0in" fo:margin-bottom="0in" loext:contextual-spacing="false" fo:line-height="114%" fo:text-indent="-0.25in" style:auto-text-indent="false" fo:padding="0in" fo:border="none"/>
    </style:style>
    <style:style style:name="P17" style:family="paragraph" style:parent-style-name="Standard" style:list-style-name="WWNum1">
      <style:paragraph-properties fo:margin-left="0.3228in" fo:margin-right="0in" fo:margin-top="0in" fo:margin-bottom="0.0835in" loext:contextual-spacing="false" fo:line-height="114%" fo:text-indent="-0.25in" style:auto-text-indent="false" fo:padding="0in" fo:border="none"/>
    </style:style>
    <style:style style:name="P18" style:family="paragraph" style:parent-style-name="Standard" style:list-style-name="WWNum2">
      <style:paragraph-properties fo:margin-left="0.3228in" fo:margin-right="0in" fo:margin-top="0in" fo:margin-bottom="0.0835in" loext:contextual-spacing="false" fo:line-height="114%" fo:text-indent="-0.25in" style:auto-text-indent="false" fo:padding="0in" fo:border="none"/>
    </style:style>
    <style:style style:name="P19" style:family="paragraph" style:parent-style-name="Standard" style:list-style-name="WWNum3">
      <style:paragraph-properties fo:margin-left="0.3228in" fo:margin-right="0in" fo:margin-top="0in" fo:margin-bottom="0.0835in" loext:contextual-spacing="false" fo:line-height="114%" fo:text-indent="-0.25in" style:auto-text-indent="false" fo:padding="0in" fo:border="none"/>
    </style:style>
    <style:style style:name="P20" style:family="paragraph" style:parent-style-name="Standard" style:list-style-name="WWNum9">
      <style:paragraph-properties fo:margin-left="0.3228in" fo:margin-right="0in" fo:margin-top="0in" fo:margin-bottom="0.0835in" loext:contextual-spacing="false" fo:line-height="114%" fo:text-indent="-0.25in" style:auto-text-indent="false" fo:padding="0in" fo:border="none"/>
    </style:style>
    <style:style style:name="P21" style:family="paragraph" style:parent-style-name="Standard" style:list-style-name="WWNum10">
      <style:paragraph-properties fo:margin-left="0.3228in" fo:margin-right="0in" fo:margin-top="0in" fo:margin-bottom="0.0835in" loext:contextual-spacing="false" fo:line-height="114%" fo:text-indent="-0.25in" style:auto-text-indent="false" fo:padding="0in" fo:border="none"/>
    </style:style>
    <style:style style:name="P22" style:family="paragraph" style:parent-style-name="Standard">
      <style:paragraph-properties fo:margin-top="0.1665in" fo:margin-bottom="0.1665in" loext:contextual-spacing="false" fo:line-height="114%" fo:padding="0in" fo:border="none"/>
    </style:style>
    <style:style style:name="P23" style:family="paragraph" style:parent-style-name="Standard">
      <style:paragraph-properties fo:margin-top="0.1665in" fo:margin-bottom="0.1665in" loext:contextual-spacing="false" fo:line-height="114%" fo:padding="0in" fo:border="none"/>
      <style:text-properties fo:color="#1b1c1d" style:font-name="Google Sans Text" fo:font-size="12pt" fo:font-style="normal" style:font-name-asian="Google Sans Text1" style:font-size-asian="12pt" style:font-style-asian="normal" style:font-name-complex="Google Sans Text1" style:font-size-complex="12pt"/>
    </style:style>
    <style:style style:name="P24" style:family="paragraph" style:parent-style-name="Standard">
      <style:paragraph-properties fo:margin-top="0.0835in" fo:margin-bottom="0.0835in" loext:contextual-spacing="false" fo:line-height="114%" fo:padding="0in" fo:border="none"/>
    </style:style>
    <style:style style:name="P2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1b1c1d" style:font-name="Google Sans Text" fo:font-size="10pt" fo:font-style="normal" style:font-name-asian="Google Sans Text1" style:font-size-asian="10pt" style:font-style-asian="normal" style:font-name-complex="Google Sans Text1" style:font-size-complex="10pt"/>
    </style:style>
    <style:style style:name="P26" style:family="paragraph" style:parent-style-name="Standard">
      <style:paragraph-properties fo:margin-top="0.3335in" fo:margin-bottom="0.1665in" loext:contextual-spacing="false" fo:line-height="114%" fo:padding="0in" fo:border="none"/>
      <style:text-properties fo:color="#1b1c1d" style:font-name="Google Sans Text" fo:font-size="10pt" fo:font-style="normal" style:font-name-asian="Google Sans Text1" style:font-size-asian="10pt" style:font-style-asian="normal" style:font-name-complex="Google Sans Text1" style:font-size-complex="10pt"/>
    </style:style>
    <style:style style:name="P27" style:family="paragraph" style:parent-style-name="Standard" style:list-style-name="WWNum4">
      <style:paragraph-properties fo:margin-left="0.3335in" fo:margin-right="0in" fo:margin-top="0in" fo:margin-bottom="0in" loext:contextual-spacing="false" fo:line-height="114%" fo:text-indent="-0.25in" style:auto-text-indent="false" fo:padding="0in" fo:border="none"/>
    </style:style>
    <style:style style:name="P28" style:family="paragraph" style:parent-style-name="Standard" style:list-style-name="WWNum4">
      <style:paragraph-properties fo:margin-left="0.3335in" fo:margin-right="0in" fo:margin-top="0in" fo:margin-bottom="0in" loext:contextual-spacing="false" fo:line-height="114%" fo:text-indent="-0.25in" style:auto-text-indent="false" fo:padding="0in" fo:border="none"/>
    </style:style>
    <style:style style:name="P29" style:family="paragraph" style:parent-style-name="Standard" style:list-style-name="WWNum5">
      <style:paragraph-properties fo:margin-left="0.3335in" fo:margin-right="0in" fo:margin-top="0in" fo:margin-bottom="0in" loext:contextual-spacing="false" fo:line-height="114%" fo:text-indent="-0.25in" style:auto-text-indent="false" fo:padding="0in" fo:border="none"/>
    </style:style>
    <style:style style:name="P30" style:family="paragraph" style:parent-style-name="Standard" style:list-style-name="WWNum8">
      <style:paragraph-properties fo:margin-left="0.3335in" fo:margin-right="0in" fo:margin-top="0in" fo:margin-bottom="0in" loext:contextual-spacing="false" fo:line-height="114%" fo:text-indent="-0.25in" style:auto-text-indent="false" fo:padding="0in" fo:border="none"/>
    </style:style>
    <style:style style:name="P31" style:family="paragraph" style:parent-style-name="Standard" style:list-style-name="WWNum8">
      <style:paragraph-properties fo:margin-left="0.3335in" fo:margin-right="0in" fo:margin-top="0in" fo:margin-bottom="0in" loext:contextual-spacing="false" fo:line-height="114%" fo:text-indent="-0.25in" style:auto-text-indent="false" fo:padding="0in" fo:border="none"/>
    </style:style>
    <style:style style:name="P32" style:family="paragraph" style:parent-style-name="Standard" style:list-style-name="WWNum4">
      <style:paragraph-properties fo:margin-left="0.3335in" fo:margin-right="0in" fo:margin-top="0in" fo:margin-bottom="0.0835in" loext:contextual-spacing="false" fo:line-height="114%" fo:text-indent="-0.25in" style:auto-text-indent="false" fo:padding="0in" fo:border="none"/>
    </style:style>
    <style:style style:name="P33" style:family="paragraph" style:parent-style-name="Standard" style:list-style-name="WWNum5">
      <style:paragraph-properties fo:margin-left="0.3335in" fo:margin-right="0in" fo:margin-top="0in" fo:margin-bottom="0.0835in" loext:contextual-spacing="false" fo:line-height="114%" fo:text-indent="-0.25in" style:auto-text-indent="false" fo:padding="0in" fo:border="none"/>
    </style:style>
    <style:style style:name="P34" style:family="paragraph" style:parent-style-name="Standard" style:list-style-name="WWNum8">
      <style:paragraph-properties fo:margin-left="0.3335in" fo:margin-right="0in" fo:margin-top="0in" fo:margin-bottom="0.0835in" loext:contextual-spacing="false" fo:line-height="114%" fo:text-indent="-0.25in" style:auto-text-indent="false" fo:padding="0in" fo:border="none"/>
    </style:style>
    <style:style style:name="P35" style:family="paragraph" style:parent-style-name="Standard" style:list-style-name="WWNum7">
      <style:paragraph-properties fo:margin-left="0.6043in" fo:margin-right="0in" fo:margin-top="0in" fo:margin-bottom="0in" loext:contextual-spacing="false" fo:line-height="114%" fo:text-indent="-0.25in" style:auto-text-indent="false" fo:padding="0in" fo:border="none"/>
    </style:style>
    <style:style style:name="P36" style:family="paragraph" style:parent-style-name="Standard" style:list-style-name="WWNum7">
      <style:paragraph-properties fo:margin-left="0.6043in" fo:margin-right="0in" fo:margin-top="0in" fo:margin-bottom="0in" loext:contextual-spacing="false" fo:line-height="114%" fo:text-indent="-0.25in" style:auto-text-indent="false" fo:padding="0in" fo:border="none"/>
    </style:style>
    <style:style style:name="P37" style:family="paragraph" style:parent-style-name="Standard" style:list-style-name="WWNum7">
      <style:paragraph-properties fo:margin-left="0.6043in" fo:margin-right="0in" fo:margin-top="0in" fo:margin-bottom="0.0835in" loext:contextual-spacing="false" fo:line-height="114%" fo:text-indent="-0.25in" style:auto-text-indent="false" fo:padding="0in" fo:border="none"/>
    </style:style>
    <style:style style:name="P38" style:family="paragraph" style:parent-style-name="Standard">
      <style:paragraph-properties fo:margin-top="0.1665in" fo:margin-bottom="0.1772in" loext:contextual-spacing="false" fo:line-height="114%" fo:padding="0in" fo:border="none"/>
    </style:style>
    <style:style style:name="P39" style:family="paragraph" style:parent-style-name="Standard" style:list-style-name="WWNum11">
      <style:paragraph-properties fo:margin-left="0.4165in" fo:margin-right="0in" fo:text-indent="-0.25in" style:auto-text-indent="false" fo:padding="0in" fo:border="none"/>
    </style:style>
    <style:style style:name="P40" style:family="paragraph" style:parent-style-name="Heading_20_1">
      <style:paragraph-properties fo:margin-top="0in" fo:margin-bottom="0.0835in" loext:contextual-spacing="false" fo:line-height="114%" fo:padding="0in" fo:border="none"/>
    </style:style>
    <style:style style:name="P41" style:family="paragraph" style:parent-style-name="Heading_20_4">
      <style:paragraph-properties fo:margin-top="0in" fo:margin-bottom="0.0835in" loext:contextual-spacing="false" fo:line-height="114%" fo:padding="0in" fo:border="none"/>
    </style:style>
    <style:style style:name="P42" style:family="paragraph" style:parent-style-name="Heading_20_4">
      <style:paragraph-properties fo:margin-top="0in" fo:margin-bottom="0.1772in" loext:contextual-spacing="false" fo:line-height="100%" fo:padding="0in" fo:border="none"/>
    </style:style>
    <style:style style:name="P43" style:family="paragraph" style:parent-style-name="Heading_20_3">
      <style:paragraph-properties fo:margin-top="0in" fo:margin-bottom="0.0835in" loext:contextual-spacing="false" fo:line-height="114%" fo:padding="0in" fo:border="none"/>
    </style:style>
    <style:style style:name="P44" style:family="paragraph" style:parent-style-name="Heading_20_2">
      <style:paragraph-properties fo:margin-top="0in" fo:margin-bottom="0.0835in" loext:contextual-spacing="false" fo:line-height="114%" fo:padding="0in" fo:border="none"/>
    </style:style>
    <style:style style:name="P45" style:family="paragraph">
      <loext:graphic-properties draw:fill="solid" draw:fill-color="#a0a0a0"/>
      <style:paragraph-properties fo:text-align="center"/>
    </style:style>
    <style:style style:name="T1" style:family="text">
      <style:text-properties fo:color="#1b1c1d" style:font-name="Google Sans" fo:font-size="16pt" fo:font-style="normal" fo:font-weight="bold" style:font-name-asian="Google Sans1" style:font-size-asian="16pt" style:font-style-asian="normal" style:font-weight-asian="bold" style:font-name-complex="Google Sans1" style:font-size-complex="16pt"/>
    </style:style>
    <style:style style:name="T2" style:family="text">
      <style:text-properties fo:color="#1b1c1d" style:font-name="Google Sans" fo:font-size="15pt" fo:font-style="normal" fo:font-weight="bold" style:font-name-asian="Google Sans1" style:font-size-asian="15pt" style:font-style-asian="normal" style:font-weight-asian="bold" style:font-name-complex="Google Sans1" style:font-size-complex="15pt"/>
    </style:style>
    <style:style style:name="T3" style:family="text">
      <style:text-properties fo:color="#1b1c1d" style:font-name="Google Sans" fo:font-size="12pt" fo:font-style="normal" fo:font-weight="bold" style:font-name-asian="Google Sans1" style:font-size-asian="12pt" style:font-style-asian="normal" style:font-weight-asian="bold" style:font-name-complex="Google Sans1" style:font-size-complex="12pt"/>
    </style:style>
    <style:style style:name="T4" style:family="text">
      <style:text-properties fo:color="#1b1c1d" style:font-name="Google Sans Text" fo:font-size="12pt" fo:font-style="normal" style:font-name-asian="Google Sans Text1" style:font-size-asian="12pt" style:font-style-asian="normal" style:font-name-complex="Google Sans Text1" style:font-size-complex="12pt"/>
    </style:style>
    <style:style style:name="T5" style:family="text">
      <style:text-properties fo:color="#1b1c1d" style:font-name="Google Sans Text" fo:font-size="12pt" fo:font-style="normal" fo:font-weight="bold" style:font-name-asian="Google Sans Text1" style:font-size-asian="12pt" style:font-style-asian="normal" style:font-weight-asian="bold" style:font-name-complex="Google Sans Text1" style:font-size-complex="12pt"/>
    </style:style>
    <style:style style:name="T6" style:family="text">
      <style:text-properties fo:color="#1b1c1d" style:font-name="Google Sans Text" fo:font-size="12pt" fo:font-style="italic" style:font-name-asian="Google Sans Text1" style:font-size-asian="12pt" style:font-style-asian="italic" style:font-name-complex="Google Sans Text1" style:font-size-complex="12pt"/>
    </style:style>
    <style:style style:name="T7" style:family="text">
      <style:text-properties fo:color="#1b1c1d" style:font-name="Google Sans Text" fo:font-size="10pt" fo:font-style="normal" style:font-name-asian="Google Sans Text1" style:font-size-asian="10pt" style:font-style-asian="normal" style:font-name-complex="Google Sans Text1" style:font-size-complex="10pt"/>
    </style:style>
    <style:style style:name="T8" style:family="text">
      <style:text-properties fo:color="#1b1c1d" style:font-name="Google Sans Text" fo:font-size="10pt" fo:font-style="normal" fo:font-weight="bold" style:font-name-asian="Google Sans Text1" style:font-size-asian="10pt" style:font-style-asian="normal" style:font-weight-asian="bold" style:font-name-complex="Google Sans Text1" style:font-size-complex="10pt"/>
    </style:style>
    <style:style style:name="T9" style:family="text">
      <style:text-properties fo:color="#575b5f" style:text-position="super 58%" style:font-name="Google Sans Text" fo:font-size="12pt" fo:font-style="normal" style:font-name-asian="Google Sans Text1" style:font-size-asian="12pt" style:font-style-asian="normal" style:font-name-complex="Google Sans Text1" style:font-size-complex="12pt"/>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11" style:family="text">
      <style:text-properties style:font-name="Google Sans" style:font-name-asian="Google Sans1" style:font-name-complex="Google Sans1"/>
    </style:style>
    <style:style style:name="T12" style:family="text">
      <style:text-properties style:font-name="Google Sans" fo:font-size="12pt" style:font-name-asian="Google Sans1" style:font-size-asian="12pt" style:font-name-complex="Google Sans1" style:font-size-complex="12pt"/>
    </style:style>
    <style:style style:name="T13" style:family="text">
      <style:text-properties fo:color="#0000ee" style:font-name="Google Sans" fo:font-size="12pt" style:text-underline-style="solid" style:text-underline-width="auto" style:text-underline-color="font-color" style:font-name-asian="Google Sans1" style:font-size-asian="12pt" style:font-name-complex="Google Sans1" style:font-size-complex="12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0"><text:span text:style-name="T1">A Researcher's Compendium to Implementing Exploratory Graph Analysis (EGA) and Factor Forest (FF) in Python</text:span></text:p>
      <text:p text:style-name="P1"/>
      <text:p text:style-name="P1"/>
      <text:p text:style-name="P44"><text:span text:style-name="T2">Introduction</text:span></text:p>
      <text:p text:style-name="P2"/>
      <text:p text:style-name="P5"><text:span text:style-name="T4">This report provides a comprehensive guide for implementing two advanced analytical techniques, Exploratory Graph Analysis (EGA) and a methodology termed "Factor Forest" (FF), within the Python programming environment. The request for these specific methods indicates a need for sophisticated tools at the intersection of network psychometrics, latent variable modeling, and ensemble machine learning. This document is structured to provide both the theoretical underpinnings and the practical, code-level guidance necessary for their successful application.</text:span></text:p>
      <text:p text:style-name="P5"><text:span text:style-name="T4">A central finding of this analysis is the fundamental difference between the R and Python ecosystems for these particular tasks. While the R language offers a highly integrated, single-package solution for EGA through the EGAnet library </text:span><text:span text:style-name="T9">1</text:span><text:span text:style-name="T4">, the Python landscape necessitates a more modular approach. This report will guide the user in assembling these powerful workflows from a curated selection of foundational, high-performance libraries, rather than pointing to a single, monolithic package.</text:span></text:p>
      <text:p text:style-name="P5"><text:span text:style-name="T4">A critical aspect of this report is the precise clarification of terminology to avoid common pitfalls. It is essential to distinguish between the broad practice of Exploratory </text:span><text:span text:style-name="T6">Data</text:span><text:span text:style-name="T4"> Analysis (EDA) and the specific statistical technique of Exploratory </text:span><text:span text:style-name="T6">Graph</text:span><text:span text:style-name="T4"> Analysis (EGA). EDA encompasses a wide range of initial data inspection activities, such as generating descriptive statistics and basic visualizations using libraries like pandas, matplotlib, and seaborn. In contrast, EGA is a specialized method designed to estimate the number of latent dimensions in a dataset by leveraging network theory.</text:span></text:p>
      <text:p text:style-name="P5"><text:span text:style-name="T4">Furthermore, the term "Factor Forest" does not refer to a formally defined, standalone algorithm in the academic or software literature in the same way as "Random Forest." This report defines and operationalizes Factor Forest as a two-stage methodological pipeline. The first stage involves using Factor Analysis for dimensionality reduction and the extraction of latent features. The second stage utilizes these extracted factors as inputs for a Random Forest predictive model. This conceptualization is grounded in applied research that combines these methods to enhance model robustness, accuracy, and interpretability.</text:span></text:p>
      <text:p text:style-name="P5"><text:span text:style-name="T4">The report is organized into three parts. Part I offers a complete theoretical and practical guide to implementing Exploratory Graph Analysis in Python. Part II details the construction and rationale of the Factor Forest pipeline. Finally, Part III provides critical disambiguation of related but distinct algorithms and offers strategic recommendations for applying these methods in research and practice.</text:span></text:p>
      <text:p text:style-name="P7"><draw:rect text:anchor-type="as-char" style:rel-width="100%" draw:z-index="0" draw:style-name="gr1" draw:text-style-name="P45" svg:width="0.0012in" svg:height="0.0213in"><text:p/></draw:rect></text:p>
      <text:p text:style-name="P44"><text:span text:style-name="T2">Part I: Exploratory Graph Analysis (EGA) in Python</text:span></text:p>
      <text:p text:style-name="P2"/>
      <text:p text:style-name="P2"/>
      <text:p text:style-name="P43"><text:span text:style-name="T3">Section 1: Theoretical Foundations of Exploratory Graph Analysis</text:span></text:p>
      <text:p text:style-name="P3"/>
      <text:p text:style-name="P3"/>
      <text:p text:style-name="P41"><text:span text:style-name="T3">1.1 The Psychometric Problem: Estimating Dimensionality</text:span></text:p>
      <text:p text:style-name="P3"/>
      <text:p text:style-name="P5"><text:soft-page-break/><text:span text:style-name="T4">Exploratory Graph Analysis (EGA) emerges as a modern solution to a classic and persistent problem in psychometrics and multivariate statistics: accurately estimating the number of latent factors or dimensions that underlie a set of observed variables. It presents a robust alternative to traditional methods such as Parallel Analysis (PA), the Kaiser-Guttman eigenvalue-greater-than-one rule, and various model fit index-based approaches from structural equation modeling. The primary advantage of EGA, as demonstrated in extensive simulation studies, is its superior accuracy under complex data conditions, particularly in scenarios with a high number of dimensions and substantial correlation between factors. In some simulations, EGA was the only technique able to correctly identify the number of dimensions when inter-factor correlations were as high as 0.70.</text:span></text:p>
      <text:p text:style-name="P4"/>
      <text:p text:style-name="P41"><text:span text:style-name="T3">1.2 The EGA Two-Step Process</text:span></text:p>
      <text:p text:style-name="P3"/>
      <text:p text:style-name="P5"><text:span text:style-name="T4">The EGA methodology, as introduced in the seminal papers by Golino and colleagues, consists of two primary steps. This process represents a conceptual shift away from traditional latent variable models. Instead of assuming that unobserved latent factors </text:span><text:span text:style-name="T6">cause</text:span><text:span text:style-name="T4"> the correlations among observed variables, the EGA framework models the system of variables as a network of direct relationships. The "dimensions" are not pre-supposed causes but are rather emergent properties—communities of tightly related variables—that arise from the structure of these relationships. This network psychometrics perspective is a powerful alternative for understanding complex systems.</text:span></text:p>
      <text:p text:style-name="P5"><text:span text:style-name="T5">Step 1: Network Estimation via the Gaussian Graphical Model (GGM)</text:span></text:p>
      <text:p text:style-name="P5"><text:span text:style-name="T4">The foundation of EGA is the Gaussian Graphical Model (GGM), which models the relationships between variables (nodes) through their conditional dependencies (edges). These relationships are estimated directly via the inverse of the covariance matrix (Σ−1), also known as the precision matrix. In a GGM, a value of zero in the precision matrix for a pair of variables indicates that they are conditionally independent, meaning there is no direct relationship between them after controlling for all other variables in the network. The non-zero entries, or edges, can be standardized and interpreted as partial correlation coefficients.</text:span></text:p>
      <text:p text:style-name="P5"><text:span text:style-name="T4">To ensure the resulting network is both interpretable and statistically stable, EGA employs a regularization technique called the </text:span><text:span text:style-name="T5">graphical lasso</text:span><text:span text:style-name="T4">. This is an ℓ1​-penalized maximum likelihood estimation method that shrinks many of the small partial correlations to exactly zero, resulting in a sparse precision matrix. The optimization problem is formulated as:</text:span></text:p>
      <text:p text:style-name="P8"><text:span text:style-name="T4">Θ^=argΘ≻0max​(logdet(Θ)−tr(SΘ)−α∥Θ∥1​)</text:span></text:p>
      <text:p text:style-name="P5"><text:span text:style-name="T4">where Θ is the precision matrix, S is the sample covariance matrix, α is the regularization parameter controlling sparsity, and ∥Θ∥1​ is the ℓ1​-norm of the off-diagonal elements.</text:span></text:p>
      <text:p text:style-name="P5"><text:span text:style-name="T5">Step 2: Community Detection via the walktrap Algorithm</text:span></text:p>
      <text:p text:style-name="P5"><text:span text:style-name="T4">After the sparse partial correlation network is estimated, EGA applies a community detection algorithm to identify clusters of densely interconnected nodes. These identified communities are interpreted as the latent dimensions of the dataset. The standard algorithm used for this purpose is walktrap.</text:span></text:p>
      <text:p text:style-name="P5"><text:span text:style-name="T4">The core intuition behind walktrap is that short random walks initiated on a graph are more likely to remain within the boundaries of a densely connected community than to cross the sparse connections between communities. The algorithm leverages this property by computing distances between nodes based on the probabilities of random walks. It then uses these distances to perform a bottom-up, hierarchical clustering, progressively merging individual nodes and smaller communities into larger ones. The final partition of the graph into communities provides the estimate of the data's dimensional structure.</text:span></text:p>
      <text:p text:style-name="P4"/>
      <text:p text:style-name="P41"><text:span text:style-name="T3">1.3 Advanced Concepts and Extensions</text:span></text:p>
      <text:p text:style-name="P3"/>
      <text:p text:style-name="P5"><text:span text:style-name="T4">The EGA framework has been extended to address more nuanced psychometric questions. </text:span><text:span text:style-name="T5">Bootstrap Exploratory Graph Analysis (bootEGA)</text:span><text:span text:style-name="T4"> was developed to assess the stability and reproducibility of the dimensional structure. This method involves generating a sampling distribution of EGA results from thousands of bootstrapped samples of the original data. It provides metrics on the stability of the number of dimensions identified and the consistency with which individual items (variables) are placed within those dimensions, thereby addressing concerns about sampling variability. Further extensions provide metrics analogous to traditional factor loadings, termed </text:span><text:span text:style-name="T5">network loadings</text:span><text:span text:style-name="T4">, and methods like </text:span><text:span text:style-name="T5">Unique Variable Analysis (UVA)</text:span><text:span text:style-name="T4"> to diagnose local dependence and identify potentially redundant items in a scale.</text:span></text:p>
      <text:p text:style-name="P4"/>
      <text:p text:style-name="P43"><text:span text:style-name="T3">Section 2: A Modular Implementation of EGA in Python</text:span></text:p>
      <text:p text:style-name="P3"/>
      <text:p text:style-name="P3"/>
      <text:p text:style-name="P41"><text:soft-page-break/><text:span text:style-name="T3">2.1 The Core Challenge: No Monolithic EGAnet for Python</text:span></text:p>
      <text:p text:style-name="P3"/>
      <text:p text:style-name="P5"><text:span text:style-name="T4">A direct search for a Python equivalent to R's EGAnet package reveals a significant gap in the ecosystem. The most comprehensive, well-documented, and feature-rich implementation of the EGA framework is, at present, the EGAnet package for R. Searches for "EGAnet python" or "EGA python" can be misleading, often pointing to unrelated software. For instance, pyega3 is a command-line client for downloading genomic data from the European Genome-phenome Archive (EGA) and has no connection to this statistical method. Similarly, searches may return various AI "agent" frameworks like LangGraph, Agno, or Strands Agents, which are tools for building applications with Large Language Models (LLMs) and are entirely irrelevant to network psychometrics.</text:span></text:p>
      <text:p text:style-name="P5"><text:span text:style-name="T4">The solution for a Python practitioner is to construct the EGA workflow by intelligently combining specialized, high-quality libraries that perform each constituent step of the analysis.</text:span></text:p>
      <text:p text:style-name="P4"/>
      <text:p text:style-name="P41"><text:span text:style-name="T3">2.2 Module 1: Network Estimation with Graphical Lasso</text:span></text:p>
      <text:p text:style-name="P3"/>
      <text:p text:style-name="P5"><text:span text:style-name="T4">The first step of EGA requires estimating a sparse precision matrix using the graphical lasso. Python offers excellent tools for this task.</text:span></text:p>
      <text:p text:style-name="P5"><text:span text:style-name="T5">Option A: sklearn.covariance.GraphicalLasso</text:span></text:p>
      <text:p text:style-name="P9"><text:span text:style-name="T4">This implementation is part of the core scikit-learn library, making it highly accessible and well-integrated into the standard Python data science stack.</text:span></text:p>
      <text:list xml:id="list1912235664" text:style-name="WWNum1">
        <text:list-item>
          <text:p text:style-name="P10"><text:span text:style-name="T5">Key Parameters:</text:span><text:span text:style-name="T4"> The most important parameter is alpha, a float that controls the regularization strength—higher values lead to a sparser network. The mode parameter allows a choice between 'cd' (coordinate descent) and 'lars' (Least Angle Regression), with 'cd' being the more numerically stable default and 'lars' being potentially faster for very sparse graphs.</text:span></text:p>
        </text:list-item>
        <text:list-item>
          <text:p text:style-name="P17"><text:span text:style-name="T5">Output:</text:span><text:span text:style-name="T4"> The fitted object contains the estimated covariance_ and, crucially, the precision_ matrices.</text:span></text:p>
        </text:list-item>
      </text:list>
      <text:p text:style-name="P22"><text:span text:style-name="T5">Option B: The GGLasso Package</text:span></text:p>
      <text:p text:style-name="P9"><text:span text:style-name="T4">For more advanced research, the GGLasso package offers a powerful and specialized alternative.</text:span></text:p>
      <text:list xml:id="list945245121" text:style-name="WWNum2">
        <text:list-item>
          <text:p text:style-name="P11"><text:span text:style-name="T5">Key Advantages:</text:span><text:span text:style-name="T4"> Its primary strength lies in its support for more complex models beyond the basic graphical lasso. This includes Group Graphical Lasso (for multiple datasets), Fused Graphical Lasso (for ordered datasets, like time-series), and models that explicitly account for latent variables (estimating a sparse + low-rank precision matrix).</text:span></text:p>
        </text:list-item>
        <text:list-item>
          <text:p text:style-name="P18"><text:span text:style-name="T5">Model Selection:</text:span><text:span text:style-name="T4"> Critically, GGLasso includes built-in model selection functionality, such as grid search using the Extended Bayesian Information Criterion (EBIC). This is directly relevant to the original EGA formulation, which proposed using EBIC to select the regularization parameter.</text:span></text:p>
        </text:list-item>
      </text:list>
      <text:p text:style-name="P22"><text:span text:style-name="T4">Table 1 provides a framework for choosing between these two implementations.</text:span></text:p>
      <text:p text:style-name="P5"><text:span text:style-name="T5">Table 1: Comparison of Python Graphical Lasso Implementations</text:span></text:p>
      <table:table table:name="Table1" table:style-name="Table1">
        <table:table-column table:style-name="Table1.A" table:number-columns-repeated="3"/>
        <table:table-column table:style-name="Table1.D"/>
        <text:soft-page-break/>
        <table:table-row table:style-name="Table1.1">
          <table:table-cell table:style-name="Table1.A1" office:value-type="string">
            <text:p text:style-name="P24"><text:span text:style-name="T7">Feature</text:span></text:p>
          </table:table-cell>
          <table:table-cell table:style-name="Table1.A1" office:value-type="string">
            <text:p text:style-name="P24"><text:span text:style-name="T7">sklearn.covariance.GraphicalLasso</text:span></text:p>
          </table:table-cell>
          <table:table-cell table:style-name="Table1.A1" office:value-type="string">
            <text:p text:style-name="P24"><text:span text:style-name="T7">GGLasso</text:span></text:p>
          </table:table-cell>
          <table:table-cell table:style-name="Table1.A1" office:value-type="string">
            <text:p text:style-name="P24"><text:span text:style-name="T7">Recommendation</text:span></text:p>
          </table:table-cell>
        </table:table-row>
        <table:table-row table:style-name="Table1.1">
          <table:table-cell table:style-name="Table1.A1" office:value-type="string">
            <text:p text:style-name="P24"><text:span text:style-name="T8">Core Functionality</text:span></text:p>
          </table:table-cell>
          <table:table-cell table:style-name="Table1.A1" office:value-type="string">
            <text:p text:style-name="P24"><text:span text:style-name="T7">Standard ℓ1​-penalized precision matrix estimation.</text:span></text:p>
          </table:table-cell>
          <table:table-cell table:style-name="Table1.A1" office:value-type="string">
            <text:p text:style-name="P24"><text:span text:style-name="T7">Standard, Group, Fused, and Latent Variable Graphical Lasso.</text:span></text:p>
          </table:table-cell>
          <table:table-cell table:style-name="Table1.A1" office:value-type="string">
            <text:p text:style-name="P24"><text:span text:style-name="T7">For standard EGA, scikit-learn is sufficient. For advanced research involving multiple groups or latent variables, GGLasso is superior.</text:span></text:p>
          </table:table-cell>
        </table:table-row>
        <table:table-row table:style-name="Table1.1">
          <table:table-cell table:style-name="Table1.A1" office:value-type="string">
            <text:p text:style-name="P24"><text:span text:style-name="T8">Solvers</text:span></text:p>
          </table:table-cell>
          <table:table-cell table:style-name="Table1.A1" office:value-type="string">
            <text:p text:style-name="P24"><text:span text:style-name="T7">Coordinate Descent (cd), LARS (lars).</text:span></text:p>
          </table:table-cell>
          <table:table-cell table:style-name="Table1.A1" office:value-type="string">
            <text:p text:style-name="P24"><text:span text:style-name="T7">ADMM, Proximal Point Algorithms.</text:span></text:p>
          </table:table-cell>
          <table:table-cell table:style-name="Table1.A1" office:value-type="string">
            <text:p text:style-name="P24"><text:span text:style-name="T7">Solvers in GGLasso are tailored for more complex optimization problems.</text:span></text:p>
          </table:table-cell>
        </table:table-row>
        <table:table-row table:style-name="Table1.1">
          <table:table-cell table:style-name="Table1.A1" office:value-type="string">
            <text:p text:style-name="P24"><text:span text:style-name="T8">Model Selection</text:span></text:p>
          </table:table-cell>
          <table:table-cell table:style-name="Table1.A1" office:value-type="string">
            <text:p text:style-name="P24"><text:span text:style-name="T7">Requires external wrappers like GraphicalLassoCV for cross-validation.</text:span></text:p>
          </table:table-cell>
          <table:table-cell table:style-name="Table1.A1" office:value-type="string">
            <text:p text:style-name="P24"><text:span text:style-name="T7">Built-in model selection via grid search with EBIC.</text:span></text:p>
          </table:table-cell>
          <table:table-cell table:style-name="Table1.A1" office:value-type="string">
            <text:p text:style-name="P24"><text:span text:style-name="T7">GGLasso's built-in EBIC selection aligns more closely with the original EGA methodology.</text:span></text:p>
          </table:table-cell>
        </table:table-row>
        <table:table-row table:style-name="Table1.1">
          <table:table-cell table:style-name="Table1.A1" office:value-type="string">
            <text:p text:style-name="P24"><text:span text:style-name="T8">Dependencies</text:span></text:p>
          </table:table-cell>
          <table:table-cell table:style-name="Table1.A1" office:value-type="string">
            <text:p text:style-name="P24"><text:span text:style-name="T7">Included in the core scikit-learn library.</text:span></text:p>
          </table:table-cell>
          <table:table-cell table:style-name="Table1.A1" office:value-type="string">
            <text:p text:style-name="P24"><text:span text:style-name="T7">Standalone package, installable via pip or conda.</text:span></text:p>
          </table:table-cell>
          <table:table-cell table:style-name="Table1.A1" office:value-type="string">
            <text:p text:style-name="P24"><text:span text:style-name="T7">scikit-learn offers easier integration with existing workflows. GGLasso is a specialized dependency.</text:span></text:p>
          </table:table-cell>
        </table:table-row>
        <table:table-row table:style-name="Table1.1">
          <table:table-cell table:style-name="Table1.A1" office:value-type="string">
            <text:p text:style-name="P24"><text:span text:style-name="T8">Primary Use Case</text:span></text:p>
          </table:table-cell>
          <table:table-cell table:style-name="Table1.A1" office:value-type="string">
            <text:p text:style-name="P24"><text:span text:style-name="T7">Straightforward implementation of EGA; integration in larger scikit-learn pipelines.</text:span></text:p>
          </table:table-cell>
          <table:table-cell table:style-name="Table1.A1" office:value-type="string">
            <text:p text:style-name="P24"><text:span text:style-name="T7">Advanced psychometric research; complex data structures (e.g., multi-group, time-series); direct application of EBIC-based EGA.</text:span></text:p>
          </table:table-cell>
          <table:table-cell table:style-name="Table1.A1" office:value-type="string">
            <text:p text:style-name="P25"/>
          </table:table-cell>
        </table:table-row>
      </table:table>
      <text:p text:style-name="P26"/>
      <text:p text:style-name="P41"><text:span text:style-name="T3">2.3 Module 2: Community Detection with walktrap</text:span></text:p>
      <text:p text:style-name="P3"/>
      <text:p text:style-name="P9"><text:span text:style-name="T4">The second step of EGA involves identifying communities within the estimated network.</text:span></text:p>
      <text:list xml:id="list151734170" text:style-name="WWNum3">
        <text:list-item>
          <text:p text:style-name="P12"><text:span text:style-name="T5">The cdlib Library:</text:span><text:span text:style-name="T4"> This is the premier Python library for community detection, offering a comprehensive and unified interface to dozens of algorithms, including walktrap.</text:span><text:span text:style-name="T9">2</text:span><text:span text:style-name="T4"> It is the recommended tool for this step.</text:span></text:p>
        </text:list-item>
        <text:list-item>
          <text:p text:style-name="P19"><text:span text:style-name="T5">The walktrap Algorithm in Practice:</text:span><text:span text:style-name="T4"> The cdlib.algorithms.walktrap function takes a networkx or igraph graph object as input. Its key parameter is steps, which defines the length of the random walks (default is 4). The function returns a NodeClustering object, which contains the list of communities and their node members.</text:span><text:span text:style-name="T9">2</text:span><text:span text:style-name="T4"> While other Python implementations of</text:span><text:span text:style-name="T10"><text:line-break/></text:span><text:span text:style-name="T4">walktrap exist, such as standalone scripts on GitHub or within the igraph library itself, cdlib provides the clearest API and the most extensive collection of related algorithms for comparative purposes.</text:span></text:p>
        </text:list-item>
      </text:list>
      <text:p text:style-name="P23"/>
      <text:p text:style-name="P41"><text:span text:style-name="T3">2.4 Workflow Synthesis: End-to-End EGA in Python</text:span></text:p>
      <text:p text:style-name="P3"/>
      <text:p text:style-name="P9"><text:span text:style-name="T4">A complete EGA can be performed in Python by synthesizing these modules into a coherent script.</text:span></text:p>
      <text:list xml:id="list329359235" text:style-name="WWNum4">
        <text:list-item>
          <text:p text:style-name="P27"><text:span text:style-name="T5">Data Preparation:</text:span><text:span text:style-name="T4"> Load the data into a pandas DataFrame and standardize it using sklearn.preprocessing.StandardScaler. Standardization is important because the graphical lasso is not scale-invariant.</text:span></text:p>
        </text:list-item>
        <text:list-item>
          <text:p text:style-name="P27"><text:span text:style-name="T5">Network Estimation:</text:span><text:span text:style-name="T4"> Instantiate and fit sklearn.covariance.GraphicalLasso on the standardized data to obtain the sparse precision_ matrix.</text:span></text:p>
        </text:list-item>
        <text:list-item>
          <text:p text:style-name="P27"><text:span text:style-name="T5">Graph Creation:</text:span><text:span text:style-name="T4"> Convert the estimated precision matrix into a networkx graph object. The nodes of the graph are the variables, and the weighted edges are the partial correlations (the non-zero entries of the precision matrix).</text:span></text:p>
        </text:list-item>
        <text:list-item>
          <text:p text:style-name="P27"><text:span text:style-name="T5">Community Detection:</text:span><text:span text:style-name="T4"> Pass the created networkx graph to the cdlib.algorithms.walktrap function. This will return the community assignments for each variable.</text:span></text:p>
        </text:list-item>
        <text:list-item>
          <text:p text:style-name="P32"><text:span text:style-name="T5">Visualization and Interpretation:</text:span><text:span text:style-name="T4"> Use networkx in combination with matplotlib to draw the network graph. Nodes can be colored according to their assigned community. The number of distinct communities found is the EGA estimate of the number of latent dimensions in the data.</text:span></text:p>
        </text:list-item>
      </text:list>
      <text:p text:style-name="P7"><draw:rect text:anchor-type="as-char" style:rel-width="100%" draw:z-index="1" draw:style-name="gr1" draw:text-style-name="P45" svg:width="0.0012in" svg:height="0.0213in"><text:p/></draw:rect></text:p>
      <text:p text:style-name="P44"><text:span text:style-name="T2">Part II: The Factor Forest (FF) Methodology in Python</text:span></text:p>
      <text:p text:style-name="P2"/>
      <text:p text:style-name="P2"/>
      <text:p text:style-name="P43"><text:span text:style-name="T3">Section 3: Conceptualizing the Factor Forest Pipeline</text:span></text:p>
      <text:p text:style-name="P3"><text:soft-page-break/></text:p>
      <text:p text:style-name="P3"/>
      <text:p text:style-name="P41"><text:span text:style-name="T3">3.1 Defining the "Factor Forest"</text:span></text:p>
      <text:p text:style-name="P3"/>
      <text:p text:style-name="P5"><text:span text:style-name="T4">As previously noted, "Factor Forest" is not a standard, off-the-shelf algorithm but a conceptual, multi-stage pipeline. It synergistically combines the strengths of two well-established statistical methods: Factor Analysis (FA) and Random Forest (RF).</text:span></text:p>
      <text:p text:style-name="P5"><text:span text:style-name="T4">The core rationale, supported by applications in fields like software cost estimation, is to employ Factor Analysis as a highly sophisticated feature engineering step before predictive modeling. In many real-world datasets, input features are numerous, highly correlated, and contain significant noise. By using Factor Analysis to transform this initial set of observed variables into a smaller, more stable set of uncorrelated and interpretable latent factors, one can often build a more robust, accurate, and parsimonious predictive model using a Random Forest.</text:span></text:p>
      <text:p text:style-name="P4"/>
      <text:p text:style-name="P41"><text:span text:style-name="T3">3.2 The Two-Stage Pipeline</text:span></text:p>
      <text:p text:style-name="P3"/>
      <text:p text:style-name="P9"><text:span text:style-name="T4">The Factor Forest methodology can be broken down into a clear, two-stage process:</text:span></text:p>
      <text:list xml:id="list1071103451" text:style-name="WWNum5">
        <text:list-item>
          <text:p text:style-name="P29"><text:span text:style-name="T5">Stage 1: Latent Feature Extraction:</text:span><text:span text:style-name="T4"> An exploratory factor analysis is performed on the initial set of predictor variables. The goal is to reduce dimensionality and capture the shared variance among variables into a set of underlying latent factors. The output of this stage is a new data matrix where the original features are replaced by the factor scores for each observation.</text:span></text:p>
        </text:list-item>
        <text:list-item>
          <text:p text:style-name="P33"><text:span text:style-name="T5">Stage 2: Supervised Prediction:</text:span><text:span text:style-name="T4"> The factor scores generated in Stage 1 are used as the new set of input features for a standard Random Forest model. This model is then trained to predict a separate target variable, which can be either categorical (for a RandomForestClassifier) or continuous (for a RandomForestRegressor).</text:span></text:p>
        </text:list-item>
      </text:list>
      <text:p text:style-name="P22"><text:span text:style-name="T4">This pipeline effectively embeds an unsupervised dimensionality reduction technique within a supervised learning framework. The latent structure is identified from the predictor variables independently of the target variable, but this structure is then leveraged to improve the supervised prediction task. This approach differs from supervised dimensionality reduction methods like Linear Discriminant Analysis, where the target variable directly informs the dimension creation. The key benefit of the Factor Forest pipeline is not merely feature reduction, but the creation of a set of </text:span><text:span text:style-name="T6">meaningful</text:span><text:span text:style-name="T4">, less correlated, and potentially more powerful features that capture the essential structure of the predictor space, thereby enhancing both the predictive power and the interpretability of the final model.</text:span></text:p>
      <text:p text:style-name="P4"/>
      <text:p text:style-name="P43"><text:span text:style-name="T3">Section 4: Implementing the Factor Forest Pipeline with scikit-learn</text:span></text:p>
      <text:p text:style-name="P3"/>
      <text:p text:style-name="P5"><text:span text:style-name="T4">The entire Factor Forest pipeline can be efficiently implemented using the scikit-learn library.</text:span></text:p>
      <text:p text:style-name="P4"/>
      <text:p text:style-name="P41"><text:span text:style-name="T3">4.1 Stage 1: Latent Feature Extraction with FactorAnalysis</text:span></text:p>
      <text:p text:style-name="P3"/>
      <text:p text:style-name="P9"><text:span text:style-name="T4">scikit-learn provides a robust implementation of Factor Analysis in its sklearn.decomposition.FactorAnalysis class. This class fits a simple linear generative model, assuming that the observed data is caused by a linear transformation of lower-dimensional latent factors plus Gaussian noise with feature-specific variances.</text:span></text:p>
      <text:list xml:id="list3300726773" text:style-name="WWNum6">
        <text:list-item>
          <text:p text:style-name="P13"><text:soft-page-break/><text:span text:style-name="T5">Key Parameters and Attributes:</text:span></text:p>
        </text:list-item>
      </text:list>
      <text:list xml:id="list2122391789" text:style-name="WWNum7">
        <text:list-item>
          <text:list>
            <text:list-item>
              <text:p text:style-name="P35"><text:span text:style-name="T4">n_components: An integer specifying the number of latent factors to extract. This is the most critical parameter in this stage. Its selection is often guided by heuristics like scree plots of eigenvalues or by domain theory, and it can also be treated as a hyperparameter for tuning.</text:span></text:p>
            </text:list-item>
            <text:list-item>
              <text:p text:style-name="P35"><text:span text:style-name="T4">rotation: Applying a rotation method such as 'varimax' or 'quartimax' can significantly improve the interpretability of the factors. Rotation maximizes high loadings and minimizes low loadings, creating a simpler, more interpretable factor structure without changing the overall variance explained.</text:span></text:p>
            </text:list-item>
            <text:list-item>
              <text:p text:style-name="P35"><text:span text:style-name="T4">components_: This attribute stores the factor loading matrix. Each row corresponds to a factor, and each column to an original variable. The values represent the correlation between each variable and each factor, which is essential for interpreting and naming the factors.</text:span></text:p>
            </text:list-item>
            <text:list-item>
              <text:p text:style-name="P37"><text:span text:style-name="T4">fit_transform(X): This is the primary method used in the pipeline. It fits the Factor Analysis model to the input data X and returns the transformed data—the matrix of factor scores for each observation.</text:span></text:p>
            </text:list-item>
          </text:list>
        </text:list-item>
      </text:list>
      <text:p text:style-name="P22"><text:span text:style-name="T4">A code implementation of this stage would first involve instantiating FactorAnalysis with a chosen n_components and rotation. The model would then be applied to the feature data using fit_transform to generate the new feature matrix of factor scores. Inspecting the components_ attribute is a crucial intermediate step for understanding what each extracted factor represents.</text:span></text:p>
      <text:p text:style-name="P4"/>
      <text:p text:style-name="P41"><text:span text:style-name="T3">4.2 Stage 2: Prediction with RandomForest</text:span></text:p>
      <text:p text:style-name="P3"/>
      <text:p text:style-name="P5"><text:span text:style-name="T4">The second stage uses the factor scores from Stage 1 as inputs to a Random Forest model. scikit-learn provides RandomForestClassifier and RandomForestRegressor for this purpose. These models are powerful ensembles of decision trees, trained using the bagging method, and are celebrated for their high accuracy, robustness to overfitting, and ability to handle complex interactions.</text:span></text:p>
      <text:p text:style-name="P5"><text:span text:style-name="T4">The implementation involves taking the matrix of factor scores as the new feature matrix X and using it along with the original target vector y. This new dataset is then split into training and testing sets. A Random Forest model is instantiated, trained on the training data, and subsequently evaluated on the test data to assess its predictive performance.</text:span></text:p>
      <text:p text:style-name="P4"/>
      <text:p text:style-name="P41"><text:span text:style-name="T3">4.3 Workflow Synthesis: End-to-End Factor Forest in Python</text:span></text:p>
      <text:p text:style-name="P3"/>
      <text:p text:style-name="P9"><text:span text:style-name="T4">A complete script for the Factor Forest pipeline would proceed as follows:</text:span></text:p>
      <text:list xml:id="list3299616482" text:style-name="WWNum8">
        <text:list-item>
          <text:p text:style-name="P30"><text:span text:style-name="T5">Data Loading and Preparation:</text:span><text:span text:style-name="T4"> Load a dataset containing a set of predictor variables and a target variable using pandas.</text:span></text:p>
        </text:list-item>
        <text:list-item>
          <text:p text:style-name="P30"><text:span text:style-name="T5">Determining the Number of Factors:</text:span><text:span text:style-name="T4"> As a preliminary step, one might use a technique like a scree plot to visually inspect the eigenvalues of the correlation matrix of the predictors to help inform a reasonable choice for n_components.</text:span></text:p>
        </text:list-item>
        <text:list-item>
          <text:p text:style-name="P30"><text:span text:style-name="T5">Factor Extraction:</text:span><text:span text:style-name="T4"> Instantiate sklearn.decomposition.FactorAnalysis and use fit_transform on the predictor variables to obtain the factor scores.</text:span></text:p>
        </text:list-item>
        <text:list-item>
          <text:p text:style-name="P30"><text:span text:style-name="T5">Model Training and Evaluation:</text:span><text:span text:style-name="T4"> Use the resulting factor scores as features to train and evaluate a sklearn.ensemble.RandomForestClassifier or RandomForestRegressor.</text:span></text:p>
        </text:list-item>
        <text:list-item>
          <text:p text:style-name="P34"><text:span text:style-name="T5">Comparative Analysis (Optional but Recommended):</text:span><text:span text:style-name="T4"> For a robust assessment, a second Random Forest model should be trained on the </text:span><text:span text:style-name="T6">original</text:span><text:span text:style-name="T4">, untransformed features. Comparing the performance (e.g., accuracy, F1-score, R-squared) of the Factor Forest model against this baseline model will demonstrate the practical utility of the pipeline for the specific dataset.</text:span></text:p>
        </text:list-item>
      </text:list>
      <text:p text:style-name="P22"><text:span text:style-name="T4">Optimizing this two-stage model requires a coherent strategy, as parameters in the first stage directly influence the input to the second. Table 2 outlines a strategic approach to hyperparameter tuning.</text:span></text:p>
      <text:p text:style-name="P5"><text:soft-page-break/><text:span text:style-name="T5">Table 2: Hyperparameter Tuning Strategy for the Factor Forest Pipeline</text:span></text:p>
      <table:table table:name="Table2" table:style-name="Table2">
        <table:table-column table:style-name="Table2.A" table:number-columns-repeated="3"/>
        <table:table-column table:style-name="Table2.D"/>
        <table:table-row table:style-name="Table2.1">
          <table:table-cell table:style-name="Table2.A1" office:value-type="string">
            <text:p text:style-name="P24"><text:span text:style-name="T7">Stage</text:span></text:p>
          </table:table-cell>
          <table:table-cell table:style-name="Table2.A1" office:value-type="string">
            <text:p text:style-name="P24"><text:span text:style-name="T7">Model</text:span></text:p>
          </table:table-cell>
          <table:table-cell table:style-name="Table2.A1" office:value-type="string">
            <text:p text:style-name="P24"><text:span text:style-name="T7">Key Hyperparameter</text:span></text:p>
          </table:table-cell>
          <table:table-cell table:style-name="Table2.A1" office:value-type="string">
            <text:p text:style-name="P24"><text:span text:style-name="T7">Strategic Consideration</text:span></text:p>
          </table:table-cell>
        </table:table-row>
        <table:table-row table:style-name="Table2.1">
          <table:table-cell table:style-name="Table2.A1" office:value-type="string">
            <text:p text:style-name="P24"><text:span text:style-name="T8">Stage 1: Factor Extraction</text:span></text:p>
          </table:table-cell>
          <table:table-cell table:style-name="Table2.A1" office:value-type="string">
            <text:p text:style-name="P24"><text:span text:style-name="T7">FactorAnalysis</text:span></text:p>
          </table:table-cell>
          <table:table-cell table:style-name="Table2.A1" office:value-type="string">
            <text:p text:style-name="P24"><text:span text:style-name="T7">n_components</text:span></text:p>
          </table:table-cell>
          <table:table-cell table:style-name="Table2.A1" office:value-type="string">
            <text:p text:style-name="P24"><text:span text:style-name="T7">Crucial for model performance. Use scree plots or domain theory for an initial estimate. Can be treated as a hyperparameter to be tuned within a larger sklearn.pipeline.Pipeline and GridSearchCV framework.</text:span></text:p>
          </table:table-cell>
        </table:table-row>
        <table:table-row table:style-name="Table2.1">
          <table:table-cell table:style-name="Table2.A1" office:value-type="string">
            <text:p text:style-name="P25"/>
          </table:table-cell>
          <table:table-cell table:style-name="Table2.A1" office:value-type="string">
            <text:p text:style-name="P25"/>
          </table:table-cell>
          <table:table-cell table:style-name="Table2.A1" office:value-type="string">
            <text:p text:style-name="P24"><text:span text:style-name="T7">rotation</text:span></text:p>
          </table:table-cell>
          <table:table-cell table:style-name="Table2.A1" office:value-type="string">
            <text:p text:style-name="P24"><text:span text:style-name="T7">Primarily for interpretability (e.g., 'varimax'). Less likely to impact predictive performance directly but essential for understanding and communicating the meaning of the factors.</text:span></text:p>
          </table:table-cell>
        </table:table-row>
        <table:table-row table:style-name="Table2.1">
          <table:table-cell table:style-name="Table2.A1" office:value-type="string">
            <text:p text:style-name="P24"><text:span text:style-name="T8">Stage 2: Prediction</text:span></text:p>
          </table:table-cell>
          <table:table-cell table:style-name="Table2.A1" office:value-type="string">
            <text:p text:style-name="P24"><text:span text:style-name="T7">RandomForest</text:span></text:p>
          </table:table-cell>
          <table:table-cell table:style-name="Table2.A1" office:value-type="string">
            <text:p text:style-name="P24"><text:span text:style-name="T7">n_estimators</text:span></text:p>
          </table:table-cell>
          <table:table-cell table:style-name="Table2.A1" office:value-type="string">
            <text:p text:style-name="P24"><text:span text:style-name="T7">The number of trees in the forest. Generally, more is better up to a point of diminishing returns and increased computational cost.</text:span></text:p>
          </table:table-cell>
        </table:table-row>
        <table:table-row table:style-name="Table2.1">
          <table:table-cell table:style-name="Table2.A1" office:value-type="string">
            <text:p text:style-name="P25"/>
          </table:table-cell>
          <table:table-cell table:style-name="Table2.A1" office:value-type="string">
            <text:p text:style-name="P25"/>
          </table:table-cell>
          <table:table-cell table:style-name="Table2.A1" office:value-type="string">
            <text:p text:style-name="P24"><text:span text:style-name="T7">max_features</text:span></text:p>
          </table:table-cell>
          <table:table-cell table:style-name="Table2.A1" office:value-type="string">
            <text:p text:style-name="P24"><text:span text:style-name="T7">The number of features to consider at each split. A key parameter for de-correlating the trees and controlling the bias-variance tradeoff. Common values are 'sqrt' or 'log2'.</text:span></text:p>
          </table:table-cell>
        </table:table-row>
        <table:table-row table:style-name="Table2.1">
          <table:table-cell table:style-name="Table2.A1" office:value-type="string">
            <text:p text:style-name="P25"/>
          </table:table-cell>
          <table:table-cell table:style-name="Table2.A1" office:value-type="string">
            <text:p text:style-name="P25"/>
          </table:table-cell>
          <table:table-cell table:style-name="Table2.A1" office:value-type="string">
            <text:p text:style-name="P24"><text:span text:style-name="T7">max_depth</text:span></text:p>
          </table:table-cell>
          <table:table-cell table:style-name="Table2.A1" office:value-type="string">
            <text:p text:style-name="P24"><text:span text:style-name="T7">The maximum depth of each tree. Controls model complexity and helps prevent overfitting.</text:span></text:p>
          </table:table-cell>
        </table:table-row>
      </table:table>
      <text:p text:style-name="P7"><draw:rect text:anchor-type="as-char" style:rel-width="100%" draw:z-index="2" draw:style-name="gr1" draw:text-style-name="P45" svg:width="0.0012in" svg:height="0.0213in"><text:p/></draw:rect></text:p>
      <text:p text:style-name="P44"><text:span text:style-name="T2">Part III: Advanced Context and Disambiguation</text:span></text:p>
      <text:p text:style-name="P2"/>
      <text:p text:style-name="P2"/>
      <text:p text:style-name="P43"><text:span text:style-name="T3">Section 5: Disambiguation and Related Algorithms</text:span></text:p>
      <text:p text:style-name="P3"/>
      <text:p text:style-name="P3"/>
      <text:p text:style-name="P41"><text:span text:style-name="T3">5.1 Critical Distinctions: Avoiding Common Pitfalls</text:span></text:p>
      <text:p text:style-name="P3"/>
      <text:p text:style-name="P5"><text:span text:style-name="T4">A significant challenge when navigating the open-source software ecosystem is the prevalence of "name collisions," where similar terms or acronyms refer to vastly different tools or concepts. An expert practitioner must not only know the correct path but also be aware of the common incorrect paths to avoid wasted time and conceptual errors. This section explicitly disambiguates the requested methods from other similarly named algorithms.</text:span></text:p>
      <text:p text:style-name="P5"><text:span text:style-name="T5">Factor Forest vs. Other "Forests"</text:span></text:p>
      <text:p text:style-name="P9"><text:span text:style-name="T4">The Factor Forest pipeline should not be confused with other machine learning algorithms that use the "forest" moniker:</text:span></text:p>
      <text:list xml:id="list846981386" text:style-name="WWNum9">
        <text:list-item>
          <text:p text:style-name="P14"><text:span text:style-name="T5">Isolation Forest:</text:span><text:span text:style-name="T4"> This is an </text:span><text:span text:style-name="T6">unsupervised anomaly detection</text:span><text:span text:style-name="T4"> algorithm. It works by randomly partitioning data to "isolate" outliers, which require fewer partitions than normal points. It is implemented in sklearn.ensemble.IsolationForest and is used for tasks like fraud detection, not supervised prediction.</text:span></text:p>
        </text:list-item>
        <text:list-item>
          <text:p text:style-name="P14"><text:span text:style-name="T5">Random Survival Forest:</text:span><text:span text:style-name="T4"> This is a specialized adaptation of the Random Forest algorithm for use with </text:span><text:span text:style-name="T6">survival analysis</text:span><text:span text:style-name="T4"> or time-to-event data. It is designed to model outcomes where censoring is present (e.g., time until patient recovery or equipment failure). It is implemented in dedicated packages like scikit-survival.</text:span></text:p>
        </text:list-item>
        <text:list-item>
          <text:p text:style-name="P14"><text:soft-page-break/><text:span text:style-name="T5">Mixed-Effects Random Forests (merf):</text:span><text:span text:style-name="T4"> This is a highly specialized model designed for </text:span><text:span text:style-name="T6">clustered or hierarchical data</text:span><text:span text:style-name="T4"> (e.g., students within schools, patients within hospitals). It combines the global, non-linear predictive power of a random forest with cluster-specific random effects, accounting for dependencies within the data structure. It is available in the merf Python package.</text:span></text:p>
        </text:list-item>
        <text:list-item>
          <text:p text:style-name="P20"><text:span text:style-name="T5">forestatrisk:</text:span><text:span text:style-name="T4"> This is a Python package for a completely unrelated domain, used to spatially model and predict tropical deforestation.</text:span></text:p>
        </text:list-item>
      </text:list>
      <text:p text:style-name="P22"><text:span text:style-name="T5">EGA vs. pyega3</text:span></text:p>
      <text:p text:style-name="P5"><text:span text:style-name="T4">It is imperative to understand that the pyega3 package has no relationship whatsoever to Exploratory Graph Analysis. pyega3 is a command-line client and Python library for securely downloading large-scale genomic and phenotypic data from the European Genome-phenome Archive (EGA). The shared acronym is purely coincidental and a prime example of a name collision that can lead researchers astray.</text:span></text:p>
      <text:p text:style-name="P4"/>
      <text:p text:style-name="P44"><text:span text:style-name="T2">Conclusion and Strategic Recommendations</text:span></text:p>
      <text:p text:style-name="P2"/>
      <text:p text:style-name="P5"><text:span text:style-name="T4">This report has detailed the theoretical foundations and practical implementation strategies for Exploratory Graph Analysis (EGA) and the Factor Forest (FF) methodology in Python. The analysis confirms that while Python's ecosystem does not offer a single, integrated package for EGA akin to R's EGAnet, a powerful and flexible workflow can be constructed by combining specialized libraries such as scikit-learn, GGLasso, and cdlib. Similarly, the Factor Forest pipeline is readily implemented as a two-stage process within scikit-learn, offering a potent combination of dimensionality reduction and predictive modeling.</text:span></text:p>
      <text:p text:style-name="P9"><text:span text:style-name="T4">The choice between these two advanced methods should be driven by the primary research or business objective:</text:span></text:p>
      <text:list xml:id="list1159028505" text:style-name="WWNum10">
        <text:list-item>
          <text:p text:style-name="P16"><text:span text:style-name="T5">When to use Exploratory Graph Analysis (EGA):</text:span><text:span text:style-name="T4"> EGA is the recommended method for research contexts focused on psychometric assessment, measurement theory, and structural validity. It is ideal for tasks such as estimating the number of dimensions in a psychological scale, developing or refining questionnaires, testing theories about the structure of constructs, and exploring the complex relationships between variables from a network perspective.</text:span></text:p>
        </text:list-item>
        <text:list-item>
          <text:p text:style-name="P21"><text:span text:style-name="T5">When to use the Factor Forest (FF) Pipeline:</text:span><text:span text:style-name="T4"> The Factor Forest methodology is best suited for applied predictive modeling tasks, particularly when the initial feature set is large, contains highly correlated variables, or is known to be noisy. This pipeline is especially valuable in scenarios where both high predictive accuracy and the interpretability of the model are important. By creating meaningful latent factors, it can provide insights into the underlying drivers of the prediction, which is often lost in more "black-box" approaches.</text:span></text:p>
        </text:list-item>
      </text:list>
      <text:p text:style-name="P38"><text:span text:style-name="T4">Looking forward, while the R ecosystem currently provides a more streamlined experience for network psychometrics via EGAnet, the modular approach required in Python offers its own distinct advantages. The general-purpose, high-performance nature of Python's scientific computing stack provides unparalleled flexibility and control for the advanced user. By following the modular construction outlined in this report, researchers and data scientists can fully leverage these sophisticated analytical techniques within the versatile and powerful Python environment.</text:span></text:p>
      <text:p text:style-name="P42"><text:span text:style-name="T11">Geciteerd werk</text:span></text:p>
      <text:list xml:id="list3729039538" text:style-name="WWNum11">
        <text:list-item>
          <text:p text:style-name="P39"><text:span text:style-name="T12">Exploratory Graph Analysis – a Framework for Estimating the ..., geopend op juli 18, 2025, </text:span><text:a xlink:type="simple" xlink:href="https://r-ega.net/" text:style-name="ListLabel_20_100" text:visited-style-name="ListLabel_20_100"><text:span text:style-name="T13">https://r-ega.net/</text:span></text:a></text:p>
        </text:list-item>
        <text:list-item>
          <text:p text:style-name="P39"><text:span text:style-name="T12">cdlib.algorithms.walktrap — CDlib - Community Discovery library, geopend op juli 18, 2025, </text:span><text:a xlink:type="simple" xlink:href="https://cdlib.readthedocs.io/en/v0.1.9/reference/cd_algorithms/algs/cdlib.algorithms.walktrap.html" text:style-name="ListLabel_20_100" text:visited-style-name="ListLabel_20_100"><text:span text:style-name="T13">https://cdlib.readthedocs.io/en/v0.1.9/reference/cd_algorithms/algs/cdlib.algorithms.walktrap.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 style:display-name="ListLabel 100" style:family="text">
      <style:text-properties fo:color="#0000ee" style:font-name="Google Sans" fo:font-family="'Google Sans'" style:font-family-generic="roman" style:font-pitch="variable" fo:font-size="12pt" style:text-underline-style="solid" style:text-underline-width="auto" style:text-underline-color="font-color"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8" meta:paragraph-count="147" meta:word-count="3698" meta:character-count="26266" meta:non-whitespace-character-count="22432"/>
    <meta:generator>LibreOfficeDev/6.0.5.2$Linux_X86_64 LibreOffice_project/</meta:generator>
  </office:meta>
</office:document-meta>
</file>